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FormBean.setDivisibleBy3( String divisibleBy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FormBean.getPalindr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FormBean.getDivisibleBy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FormBean.setPalindromeDivisibleBy5( String palindromeDivisibleBy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FormBean.setPalindrome( String palindr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FormBean.getPalindromeDivisibleBy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